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January 17, 2023 (03:24: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You should now read more about your position in the <text:a xlink:type="simple" xlink:href="uca_guide.html" office:name=""><text:span text:style-name="Definition">UCA starting guide</text:span></text:a>!</text:p>
      <text:h text:style-name="Heading_20_1" text:outline-level="1"><text:bookmark-start text:name="what-is-the-difference-with-a-ura"/>What Is the Difference With a URA?<text:bookmark-end text:name="what-is-the-difference-with-a-ura"/></text:h>
      <text:p text:style-name="First_20_paragraph">Undegraduate <text:span text:style-name="T1">Research</text:span> Assistants (or “URAs”) share many similarities with UCAs:</text:p>
      <text:list text:style-name="L6">
        <text:list-item>
          <text:p text:style-name="P6">They both are students employed by the University,</text:p>
        </text:list-item>
        <text:list-item>
          <text:p text:style-name="P6">They both have a maximum of 25 hours/week,</text:p>
        </text:list-item>
        <text:list-item>
          <text:p text:style-name="P6">Their pay rates are the same,</text:p>
        </text:list-item>
        <text:list-item>
          <text:p text:style-name="P6">They both work under the direction of a <text:a xlink:type="simple" xlink:href="https://www.augusta.edu/ccs/faculty.php" office:name=""><text:span text:style-name="Definition">Faculty member</text:span></text:a>.</text:p>
        </text:list-item>
      </text:list>
      <text:p text:style-name="First_20_paragraph">However, their focus is on working on <text:a xlink:type="simple" xlink:href="https://www.augusta.edu/ccs/research.php" office:name=""><text:span text:style-name="Definition"><text:span text:style-name="T1">research</text:span></text:span></text:a> instead of being focused on teaching. The difference is sometimes tenuous, but URAs positions are generally given in priority to “advanced” students (that is, close to graduation), to use their gained knowledge to push further the limits of human knowledge!</text:p>
      <text:p text:style-name="Text_20_body">It is not possible to cumulate an URA <text:span text:style-name="T1">and</text:span> an UCA position, but obtaining an UCA position is in general an excellent stepping stone to obtain a URA position, if you wish to do so: by proving that you are reliable, serious, agreeable to work with, you will maximize your chances of having a Faculty member notice you and offer you to work on their research with th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7T20:24:29Z</meta:creation-date>
    <dc:date>2023-01-17T20:24:29Z</dc:date>
    <meta:user-defined meta:name="date" meta:value-type="string">January  17, 2023 (03:24: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